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545" officeooo:paragraph-rsid="001615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es la prueba para verificar los commits y las pruebas de ssh y gp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20:25:30.612303784</meta:creation-date>
    <dc:date>2024-08-19T20:26:20.511282695</dc:date>
    <meta:editing-duration>PT50S</meta:editing-duration>
    <meta:editing-cycles>1</meta:editing-cycles>
    <meta:document-statistic meta:table-count="0" meta:image-count="0" meta:object-count="0" meta:page-count="1" meta:paragraph-count="1" meta:word-count="15" meta:character-count="71" meta:non-whitespace-character-count="57"/>
    <meta:generator>LibreOffice/24.2.5.2$Linux_X86_64 LibreOffice_project/420$Build-2</meta:generator>
  </office:meta>
</office:document-meta>
</file>